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3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transparent"/>
      <style:text-properties fo:color="#ffb66c"/>
    </style:style>
    <style:style style:name="ce1" style:family="table-cell" style:parent-style-name="Default" style:data-style-name="N11"/>
    <style:style style:name="ce8" style:family="table-cell" style:parent-style-name="Default" style:data-style-name="N0"/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LOC</text:p>
          </table:table-cell>
          <table:table-cell/>
          <table:table-cell office:value-type="string" calcext:value-type="string">
            <text:p>Found</text:p>
          </table:table-cell>
          <table:table-cell office:value-type="string" calcext:value-type="string">
            <text:p>LogLevel Correct</text:p>
          </table:table-cell>
          <table:table-cell office:value-type="string" calcext:value-type="string">
            <text:p>Log Statement found</text:p>
          </table:table-cell>
          <table:table-cell office:value-type="string" calcext:value-type="string">
            <text:p>surrounding code b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ython Proj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reactor</text:p>
          </table:table-cell>
          <table:table-cell office:value-type="string" calcext:value-type="string">
            <text:p>262 logging points</text:p>
          </table:table-cell>
          <table:table-cell office:value-type="string" calcext:value-type="string">
            <text:p>Check 26</text:p>
          </table:table-cell>
          <table:table-cell office:value-type="string" calcext:value-type="string">
            <text:p>50 files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zaar.py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ce1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it.py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2"/>
          <table:table-cell table:style-name="ce1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lib/util.py</text:p>
          </table:table-cell>
          <table:table-cell table:number-columns-repeated="4"/>
          <table:table-cell table:style-name="ce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in.py</text:p>
          </table:table-cell>
          <table:table-cell table:number-columns-repeated="4"/>
          <table:table-cell table:style-name="ce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eq_uninstall.py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mmands/cache.py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cators.py</text:p>
          </table:table-cell>
          <table:table-cell/>
          <table:table-cell office:value-type="float" office:value="1108" calcext:value-type="float">
            <text:p>110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gs.py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rsioncontrol.py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uth.py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che.py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util.py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sources.py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ler.py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ro.py</text:p>
          </table:table-cell>
          <table:table-cell/>
          <table:table-cell office:value-type="float" office:value="1222" calcext:value-type="float">
            <text:p>122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in.py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in.py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in.py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uild/wheel.py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cators.py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in.py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lib/index.py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in.py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heel_legacy.py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ndidates.py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_dir.py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_DARTS</text:p>
          </table:table-cell>
          <table:table-cell office:value-type="string" calcext:value-type="string">
            <text:p>95 logging points</text:p>
          </table:table-cell>
          <table:table-cell office:value-type="string" calcext:value-type="string">
            <text:p>Check 1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ain_imagenet.py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in_imagenet.py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in_cifar.py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in_cifar.py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cedures.p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DARTS.py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DARTS.py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st_PRDARTS.py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st_PRDARTS.p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s.py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in_imagenet.py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in_cifar.p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cedures.py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in_imagenet.py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DARTS.p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DARTS.py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st_PRDARTS.p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s.py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s.py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ython ClientCred</text:p>
          </table:table-cell>
          <table:table-cell office:value-type="string" calcext:value-type="string">
            <text:p>148 logging points</text:p>
          </table:table-cell>
          <table:table-cell office:value-type="string" calcext:value-type="string">
            <text:p>Check 30</text:p>
          </table:table-cell>
          <table:table-cell table:number-columns-repeated="3"/>
          <table:table-cell table:style-name="ce1"/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ews.py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credhelper.py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credhelper.py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credhelper.py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credhelper.py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365service.py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credhelper.py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credhelper.py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credhelper.py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credhelper.py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credhelper.py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_Recovery-main</text:p>
          </table:table-cell>
          <table:table-cell office:value-type="string" calcext:value-type="string">
            <text:p>635 logging points</text:p>
          </table:table-cell>
          <table:table-cell office:value-type="string" calcext:value-type="string">
            <text:p>Check 63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ependency_checker.py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/__init__.py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r.py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ws_cloudwatch_logs_data_loader.py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oudwatch/handler.py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rge_util.py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tocore/credentials.py</text:p>
          </table:table-cell>
          <table:table-cell/>
          <table:table-cell office:value-type="float" office:value="1984" calcext:value-type="float">
            <text:p>198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sources/action.py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.py</text:p>
          </table:table-cell>
          <table:table-cell/>
          <table:table-cell office:value-type="float" office:value="2513" calcext:value-type="float">
            <text:p>251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_model.py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_model.py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_model.py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_model.py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mand_checkInstanceType.py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comm_action_handler.py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commendation_handler.py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mand_sync_kvstore.py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mand_sync_kvstore.py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ws_cloudwatch_logs_data_loader.py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ws_s3_data_loader.py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3_key_processer.py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scription.py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scription/lambda_description.py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ws_config_rule_data_loader.py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r.py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r.py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.py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ws_sqs_data_loader.py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dapter.py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.py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itoring.py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cess_pool.py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ead_pool.py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dinput.py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build.py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sources/model.py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ternal_search_command.py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nding.py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_model.py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fault_http_utilities.py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ync_task.py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mand_checkInstanceType.py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mand_sync_kvstore.py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ws_s3_data_loader.py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ws_inspector_data_loader.py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ws_config_rule_data_loader.py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r.py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r.py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ws_kinesis_data_loader.py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oudwatch/handler.py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cesspool.py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ssion.py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ead_pool.py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actory.py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r.py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r.py</text:p>
          </table:table-cell>
          <table:table-cell/>
          <table:table-cell office:value-type="float" office:value="1239" calcext:value-type="float">
            <text:p>123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3transfer/__init__.py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.py</text:p>
          </table:table-cell>
          <table:table-cell/>
          <table:table-cell office:value-type="float" office:value="1440" calcext:value-type="float">
            <text:p>144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lunklib/client.py</text:p>
          </table:table-cell>
          <table:table-cell/>
          <table:table-cell office:value-type="float" office:value="1472" calcext:value-type="float">
            <text:p>14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ead_pool.py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ead_pool.py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ws_s3_data_loader.py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or.py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odels-master</text:p>
          </table:table-cell>
          <table:table-cell table:style-name="ce4" office:value-type="string" calcext:value-type="string">
            <text:p>791 logging points</text:p>
          </table:table-cell>
          <table:table-cell table:style-name="ce4" office:value-type="string" calcext:value-type="string">
            <text:p>Check 79.1</text:p>
          </table:table-cell>
          <table:table-cell table:number-columns-repeated="10"/>
          <table:table-cell office:value-type="float" office:value="109" calcext:value-type="float">
            <text:p>10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eep_speech.py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eate_pascal_tf_record.py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n_env.py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val_utils/eval_util_test.py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eate_pretraining_data.py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cess_coco_few_shot_json_files.py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eprocess_pretrain_data.py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eprocess_pretrain_data.py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lnet/data_utils.py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lnet/data_utils.py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in.py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til.py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del_builder.py</text:p>
          </table:table-cell>
          <table:table-cell/>
          <table:table-cell office:value-type="float" office:value="1112" calcext:value-type="float">
            <text:p>111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snet50.py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val_coco_format.py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stance_heads.py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yers/nn_blocks.py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olo.py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former_encoder.py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bilebert_edgetpu_trainer.py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rving/export_tflite.py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uantize_movinet.py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eate_xlnet_pretraining_data.py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quad_lib.py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assifier_data_lib.py</text:p>
          </table:table-cell>
          <table:table-cell/>
          <table:table-cell office:value-type="float" office:value="1186" calcext:value-type="float">
            <text:p>118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assifier_data_lib.py</text:p>
          </table:table-cell>
          <table:table-cell/>
          <table:table-cell office:value-type="float" office:value="1436" calcext:value-type="float">
            <text:p>143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port_tfhub_lib.py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rt_encoder.py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lp/optimization.py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anking/train.py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vielens.py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skrcnn.py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tinanet_input.py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in_lib.py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re/input_reader.py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n_pretrain.py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eprocess_pretrain_data.py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lnet/data_utils.py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assifier_trainer.py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former_main.py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former/data_pipeline.py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valuation/coco_evaluator.py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ributed_executor.py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rt/export_tfhub.py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rt/run_classifier.py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ep_speech.py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cp_test.py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del.py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del.py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eate_pet_tf_record.py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qrnn.py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lg_model.py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ining/train.p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ython/model.py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saic/mosaic_tasks.py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deling/assemblenet.py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f2_model_checkpoint_converter.py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illation_test.py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intpillars.py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deling/factory.py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t8m_task.py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f2_centernet_checkpoint_converter.py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viaqa/dataset.py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mclr.py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tils/utils.p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bilenet_edgetpu_v1_model.py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vinet/train_test.py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sks/question_answering.py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eate_xlnet_pretraining_data.py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eate_xlnet_pretraining_data.py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quad_lib.py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ntence_retrieval_lib.py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n_glue.py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_preprocessing.py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skrcnn.p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/create_coco_tf_record.py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port_tflite_lib.py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re/train_utils.py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gacy_adamw.py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eprocess_classification_data.py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fficientnet_model.py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kenizer.py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deling/losses.py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in.py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n_squad_helper.py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wnload.py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nary_helper.py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vielens.py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intpillars/train.py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former_main.py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former_main.py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cp_test.py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in.py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eate_coco_tf_record.py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ython/model.py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ython/model.py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olo.py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stributed_executor.py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del_training_utils.py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rt/run_classifier.py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eate_ava_actions_tf_record.py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sualization_utils_test.py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riables_helper.py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cess_wod.py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fpn_head.py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cf_keras_main.py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llbacks.py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late.py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sd_efficientnet_bifpn_feature_extractor.py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p4e_splunk_events_input-develop</text:p>
          </table:table-cell>
          <table:table-cell office:value-type="string" calcext:value-type="string">
            <text:p>26 logging points</text:p>
          </table:table-cell>
          <table:table-cell office:value-type="string" calcext:value-type="string">
            <text:p>Check 13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pi_service.py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ream_consumer.py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agnosis.py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agnosis.py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agnosis.py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agnosis.py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p4e_events_input.py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p4e_events_input.py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p_streams_api_controller.py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p_streams_api_controller.py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agnosis.py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p4e_events_input.py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i_service.py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TaskOffloading-03c4336da220b91ce1daa264e686b2e4402f83f6</text:p>
          </table:table-cell>
          <table:table-cell office:value-type="string" calcext:value-type="string">
            <text:p>66 logging points</text:p>
          </table:table-cell>
          <table:table-cell office:value-type="string" calcext:value-type="string">
            <text:p>Check 13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f_util.py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ffloading_env_test_heuristics.py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ffloading_env_test_heuristics.py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ffloading_env_test_heuristics.py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ffloading_env_test_heuristics.py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ffloading_env_test_heuristics.py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ffloading_env_test_heuristics.p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del_helper.py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del_helper.py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ffloading_env_test_heuristics.py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ffloading_env_test_heuristics.py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ffloading_env_test_heuristics.py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ffloading_env_test_heuristics.py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bia-tpl-lca-0135003703056e816f0f46c6b5d62040a78291af</text:p>
          </table:table-cell>
          <table:table-cell office:value-type="string" calcext:value-type="string">
            <text:p>467 logging points</text:p>
          </table:table-cell>
          <table:table-cell office:value-type="string" calcext:value-type="string">
            <text:p>Check 4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verall_driver.py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n_from_simulator.py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n_from_simulator.py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p_scores.py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uster_tools.py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a_driver.py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mulator.py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_interface_sim.py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.py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id_to_lca.py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ight_manager.py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_heap.py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a_driver.py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_interface_sim.py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_queues.py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.py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_alg1.py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_alg1.py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_alg1.py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aph_algorithm.py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aph_algorithm.py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st_graph_algorithm.py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_alg2.py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_alg2.py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_heap.py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p_scores.py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p_scores.py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p_scores.py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p_scores.py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p_scores.py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a_driver.py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a_driver.py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mulator.py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mulator.py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mulator.py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mulator.py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mulator.py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_interface_sim.py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_interface_sim.py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_interface_sim.py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_interface_sim.py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__main__.py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pare_clusterings.py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ighter.py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_queues.py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.py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ca.py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apy-master</text:p>
          </table:table-cell>
          <table:table-cell office:value-type="string" calcext:value-type="string">
            <text:p>80 logging points</text:p>
          </table:table-cell>
          <table:table-cell office:value-type="string" calcext:value-type="string">
            <text:p>Check 16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g.py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les.py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re/engine.py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edexport.py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stats.py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crapy/middleware.py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.py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re/engine.py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idermw.py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rse.py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edexport.py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musage.py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il.p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botstxt.py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ider.py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il.py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umber correctly identified</text:p>
          </table:table-cell>
          <table:table-cell table:style-name="ce4" table:number-columns-repeated="5"/>
          <table:table-cell table:formula="of:=COUNTIF([.G1:.G347];&quot;yes&quot;)" office:value-type="float" office:value="335" calcext:value-type="float">
            <text:p>335</text:p>
          </table:table-cell>
          <table:table-cell table:formula="of:=COUNTIF([.H1:.H347];&quot;yes&quot;)" office:value-type="float" office:value="245" calcext:value-type="float">
            <text:p>245</text:p>
          </table:table-cell>
          <table:table-cell table:formula="of:=COUNTIF([.I1:.I347];&quot;yes&quot;)" office:value-type="float" office:value="331" calcext:value-type="float">
            <text:p>331</text:p>
          </table:table-cell>
          <table:table-cell table:number-columns-repeated="4"/>
          <table:table-cell table:formula="of:=SUM([.N1:.N347])" office:value-type="float" office:value="336" calcext:value-type="float">
            <office:annotation draw:style-name="gr1" draw:text-style-name="P2" svg:width="2.899cm" svg:height="1.799cm" svg:x="36.338cm" svg:y="156.101cm" draw:caption-point-x="-0.61cm" draw:caption-point-y="1.51cm">
              <dc:date>2023-01-30T00:00:00</dc:date>
              <text:p text:style-name="P1"><text:span text:style-name="T1">All logging points ( Python)</text:span></text:p>
            </office:annotation>
            <text:p>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5"/>
          <table:table-cell table:formula="of:=COUNTIF([.G1:.G347];&quot;no&quot;)" office:value-type="float" office:value="1" calcext:value-type="float">
            <text:p>1</text:p>
          </table:table-cell>
          <table:table-cell table:formula="of:=COUNTIF([.H1:.H347];&quot;no&quot;)" office:value-type="float" office:value="91" calcext:value-type="float">
            <text:p>91</text:p>
          </table:table-cell>
          <table:table-cell table:formula="of:=COUNTIF([.I1:.I347];&quot;no&quot;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centage correctly identified</text:p>
          </table:table-cell>
          <table:table-cell table:number-columns-repeated="5"/>
          <table:table-cell table:style-name="ce8" table:formula="of:=([.G348]/[.N348])*100" office:value-type="float" office:value="99.702380952381" calcext:value-type="float">
            <text:p>99,702380952381</text:p>
          </table:table-cell>
          <table:table-cell table:style-name="ce8" table:formula="of:=([.H348]/[.N348])*100" office:value-type="float" office:value="72.9166666666667" calcext:value-type="float">
            <text:p>72,9166666666667</text:p>
          </table:table-cell>
          <table:table-cell table:style-name="ce8" table:formula="of:=([.I348]/[.N348])*100" office:value-type="float" office:value="98.5119047619048" calcext:value-type="float">
            <text:p>98,511904761904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ava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tBox-66325adc24635d0c3544ce558694ba136638ba92</text:p>
          </table:table-cell>
          <table:table-cell office:value-type="string" calcext:value-type="string">
            <text:p>70 logging points</text:p>
          </table:table-cell>
          <table:table-cell office:value-type="string" calcext:value-type="string">
            <text:p>Check 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ot.java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.java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vadocDaoCached.java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om.java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om.java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vadocDaoCached.java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dventOfCodeCommand.java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acheller-50267f9d7bc0523111bbcbb1c6e7fa2e19032e65</text:p>
          </table:table-cell>
          <table:table-cell office:value-type="string" calcext:value-type="string">
            <text:p>113 logging points</text:p>
          </table:table-cell>
          <table:table-cell office:value-type="string" calcext:value-type="string">
            <text:p>Check 1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llaSetDataLoader.java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SONUtils.java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inManager.java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inManager.java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inRateComposite.java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rvletInterface.java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inRateComposite.java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pUserDAO.java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acebookAuthProvider.java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DataServlet.java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droidLogCatLogger.jav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eaver-devel</text:p>
          </table:table-cell>
          <table:table-cell office:value-type="string" calcext:value-type="string">
            <text:p>2109 logging points</text:p>
          </table:table-cell>
          <table:table-cell office:value-type="string" calcext:value-type="string">
            <text:p>Check 63</text:p>
          </table:table-cell>
          <table:table-cell table:style-name="ce1" office:value-type="percentage" office:value="0.03" calcext:value-type="percentage">
            <text:p>3,00 %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archMetadataQuery.java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asolSchema.java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venArtifact.java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TypeAbstractDescriptor.java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skImpl.java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SourceRegistry.java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sktopWorkspaceImpl.java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seWorkspaceImpl.java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SourceDescriptor.java</text:p>
          </table:table-cell>
          <table:table-cell/>
          <table:table-cell office:value-type="float" office:value="1990" calcext:value-type="float">
            <text:p>199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5"/>
          <table:table-cell office:value-type="string" calcext:value-type="string">
            <text:p>TabbedFoldersRegistry.java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validateJob.java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DBCUtils.java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asolStructureAssistant.java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iverLibraryAbstract.java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skImpl.java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SourceSerializerModern.java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SourceDescriptor.java</text:p>
          </table:table-cell>
          <table:table-cell/>
          <table:table-cell office:value-type="float" office:value="1414" calcext:value-type="float">
            <text:p>141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lesManagementDialog.java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stgreDebugSession.java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ggregateColumnsPanel.java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formerSettingsDialog.java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pertySourceEditable.java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NDatabaseNode.java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NModel.java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umberDataFormatter.java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QLTableManager.java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DBCRemoteInstance.java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Utils.java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QLScriptParser.java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enericDataSource.java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enericExecutionContext.java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stgreStructValueHandler.java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stgreDatabase.java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PostgreUtils.java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sePlatformImpl.java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stgreDebugSession.java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SONUtils.java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inStoreService.java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LFLogger.java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eaverApplication.java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2CurrentUserPrivileges.java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sktopPlatform.java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asolDataType.java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stgreTableForeignKey.java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baseTransferProducer.java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SourceRegistry.java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SHImplementationAbstract.java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stgreDebugSession.java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stgreDebugSession.java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eaverInstanceServer.java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2Utils.java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SHImplementationJsch.java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stgreDebugSession.java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calProjectImpl.java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ctionUtils.java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ISLeafletViewer.java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efPageResultSetPresentationGrid.java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7"/>
          <table:table-cell office:value-type="string" calcext:value-type="string">
            <text:p>TextViewDialog.java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enplumTable.java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racleStructureAssistant.java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baseDebugTarget.java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2ObjectType.java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jectImportWizard.java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asticsearch-main</text:p>
          </table:table-cell>
          <table:table-cell office:value-type="string" calcext:value-type="string">
            <text:p>5788 logging points</text:p>
          </table:table-cell>
          <table:table-cell office:value-type="string" calcext:value-type="string">
            <text:p>Check 115</text:p>
          </table:table-cell>
          <table:table-cell table:style-name="ce1" office:value-type="percentage" office:value="0.02" calcext:value-type="percentage">
            <text:p>2,00 %</text:p>
          </table:table-cell>
          <table:table-cell table:number-columns-repeated="6"/>
          <table:table-cell office:value-type="float" office:value="115" calcext:value-type="float">
            <text:p>11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bstractSimpleTransportTestCase.java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MockAPIBasedRepositoryIntegTestCase.java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LMHistoryStore.java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etBlobChecksumAction.jav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cheFile.java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eallocate.java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tpConnectionTimeoutTests.java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ecutionService.java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ckWebServer.java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curityIndexReaderWrapper.java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erationModeFileWatcher.java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oManyJobsIT.java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tiveAnalyticsProcessFactory.java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cessResultsParser.java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tiveNormalizerProcessFactory.java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DataToProcessWriter.jav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obModelSnapshotUpgrader.java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tivePyTorchProcessFactory.java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ssionFactoryLoadBalancingTests.java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leUserRolesStore.java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positeServiceAccountTokenStore.java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curitySystemIndices.java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oogleCloudStorageService.java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baseNodeService.java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pyBytesServerSocketChannel.java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ckerBuildTask.java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portGetCheckpointAction.java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cheServiceTests.java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ssignmentPlannerTests.java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mlAuthenticator.java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ndidateQueryTests.java</text:p>
          </table:table-cell>
          <table:table-cell/>
          <table:table-cell office:value-type="float" office:value="1167" calcext:value-type="float">
            <text:p>116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mpleSortIT.java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coveryWhileUnderLoadIT.java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bleMasterDisruptionIT.java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bStoreRepository.java</text:p>
          </table:table-cell>
          <table:table-cell/>
          <table:table-cell office:value-type="float" office:value="3511" calcext:value-type="float">
            <text:p>351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coveriesCollection.java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ClientYamlSuiteTestCase.java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BlobStoreRepositoryIntegTestCase.java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faultCheckpointProvider.java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formIndexer.java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TransformIndexer.java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napshotRetentionTaskTests.java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dexLifecycleService.java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dexLifecycleRunner.java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portPutSnapshotLifecycleAction.java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leExecutor.java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bAnalyzeAction.java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bStoreCacheMaintenanceService.java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eallocate.java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stAnalyzer.java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mlServiceProviderIndex.java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tchParser.java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tcherIndexingListener.jav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ggregationConfig.java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placeDataStreamBackingIndexStep.java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haseCacheManagement.java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enerateReleaseNotesTask.java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ssThanOrEqualToAssertion.java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LoggerUsageTests.java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SimpleTransportTestCase.java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termittentLongGCDisruption.jav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skAssertions.java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ThirdPartyRepositoryTestCase.java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IndexRecoveryIntegTestCase.java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formTask.java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TiersMigrationsTests.java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dexLifecycleInitialisationTests.java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napshotLifecycleServiceTests.java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veToNextStepUpdateTask.java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crRetentionLeaseIT.java</text:p>
          </table:table-cell>
          <table:table-cell/>
          <table:table-cell office:value-type="float" office:value="1072" calcext:value-type="float">
            <text:p>107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deShutdownTasksIT.java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precationIndexingComponent.java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archableSnapshotsBlobStoreCacheIntegTests.java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formIndexer.java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wtUtil.java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formTask.java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oogleCloudStorageService.java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erFinder.java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SimpleTransportTestCase.java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taStateWriterUtils.jav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LMSnapshotBlockingIntegTests.java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napshotRetentionTask.java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rsistentCacheTests.java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EqlBlockingIntegTestCase.java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tpReadTimeoutTests.java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richPolicyRunner.java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moryUsageEstimationProcessManager.java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SLReloadDuringStartupIntegTests.java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ternalEnrollmentTokenGenerator.java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itialNodeSecurityAutoConfiguration.java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eInstancesServiceImpl.java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archWithRandomIOExceptionsIT.java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coveryWhileUnderLoadIT.java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coveryWhileUnderLoadIT.java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coveryWhileUnderLoadIT.java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dateHealthInfoCacheIT.java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ordination/CoordinatorTests.java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ordination/CoordinatorTests.java</text:p>
          </table:table-cell>
          <table:table-cell/>
          <table:table-cell office:value-type="float" office:value="1357" calcext:value-type="float">
            <text:p>135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adinessService.java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portNodesListGatewayStartedShards.java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gine.java</text:p>
          </table:table-cell>
          <table:table-cell/>
          <table:table-cell office:value-type="float" office:value="1754" calcext:value-type="float">
            <text:p>175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indowsFileSystemNatives.java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ckBigArrays.java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rsionParityTests.java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ssionFactoryLoadBalancingTests.java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ceneChangesSnapshotTests.java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ailedNodeRoutingTests.java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deJoinTests.java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skManager.java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ystemCallFilter.java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bStoreRepository.java</text:p>
          </table:table-cell>
          <table:table-cell/>
          <table:table-cell office:value-type="float" office:value="2476" calcext:value-type="float">
            <text:p>247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leSettingsService.java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adOnlyEngine.java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dexingOperationListener.java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archOperationListener.java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idra-279b58a6e298070114614d49d1a89fe996998757</text:p>
          </table:table-cell>
          <table:table-cell office:value-type="string" calcext:value-type="string">
            <text:p>712 logging points</text:p>
          </table:table-cell>
          <table:table-cell office:value-type="string" calcext:value-type="string">
            <text:p>Check 71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block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pplyStackVariables.java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PdbTask.java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atDexFileUtilities.java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dexHeaderAnalyzer.java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xHeaderFormatMarkup.java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xLoader.java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nctionsXmlMgr.java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kupXmlMgr.java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gramTreeXmlMgr.java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yldCacheAccelerateInfo.java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yldCacheSlideInfoCommon.java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yldCacheHeader.java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yldCacheHeader.java</text:p>
          </table:table-cell>
          <table:table-cell/>
          <table:table-cell office:value-type="float" office:value="1056" calcext:value-type="float">
            <text:p>105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ymbolTableCommand.java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cryptedInformationCommand.java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ClientCommand.java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yldInfoCommand.java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mageCor20Header.java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ffLoader.java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eLoader.java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pLoader.java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ProgramLoader.java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Loader.java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moryBlockUtils.java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ringsAnalyzer.java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not a logging poi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iMetadataTokenAnalyzer.java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ExceptionAnalyzer.java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positoryFolder.java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positoryManager.java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calFolderItem.java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JavaAnalyzer.java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bugSleighInstructionParse.java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positoryManager.java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enericRunInfo.java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db/PdbParser.java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plyTypeDefs.java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dbAnalyzer.java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mg2Analyzer.java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BPK_Partition.java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xHeaderFormatAnalyzer.java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xHeaderFormatMarkup.java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bugSleighInstructionParse.java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finedDataXmlMgr.java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kupXmlMgr.java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gramXmlMgr.java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2"/>
          <table:table-cell office:value-type="string" calcext:value-type="string">
            <text:p>not a logging poi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ffLoader.jav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eLoader.java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LibrarySupportLoader.java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fLoader.java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naryExporter.java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DemanglerAnalyzer.java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hidraServer.java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hidraServer.java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erManager.java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mandProcessor.java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rsionedDatabase.java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tabase.java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sualGraphJobRunnerTest.java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assSearcher.java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leighPreprocessor.java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faultLanguageService.java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DebuggerModelSteppableTest.java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ARCH64PltThunkAnalyzer.java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soleErrorDisplay.java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DebuggerModelSteppableTest.java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hidraServer.java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hidraServer.java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leighPreprocessor.java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lectionManagerTest.java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StreamServer.java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jectExperimentsTest.java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tool-5-master</text:p>
          </table:table-cell>
          <table:table-cell table:style-name="ce4" office:value-type="string" calcext:value-type="string">
            <text:p>86 logging points</text:p>
          </table:table-cell>
          <table:table-cell table:style-name="ce4" office:value-type="string" calcext:value-type="string">
            <text:p>Check 9</text:p>
          </table:table-cell>
          <table:table-cell table:style-name="ce4" table:number-columns-repeated="7"/>
          <table:table-cell table:style-name="ce4" office:value-type="float" office:value="9" calcext:value-type="float">
            <text:p>9</text:p>
          </table:table-cell>
          <table:table-cell table:style-name="ce4" table:number-columns-repeated="1013"/>
        </table:table-row>
        <table:table-row table:style-name="ro1">
          <table:table-cell/>
          <table:table-cell office:value-type="string" calcext:value-type="string">
            <text:p>CustomLogTest.java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Test.java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TubeLog.java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not a logging poi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ioClient.java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ssion.java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4jLog.java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qlLog.java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lf4jLog.java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stomLogTest.java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vaChat-e711519290f7530524dda1c23c875500fd67ce4e</text:p>
          </table:table-cell>
          <table:table-cell office:value-type="string" calcext:value-type="string">
            <text:p>87 logging points</text:p>
          </table:table-cell>
          <table:table-cell office:value-type="string" calcext:value-type="string">
            <text:p>Check 9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ot.java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bustClient.java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tp.java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table:style-name="ce4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om.java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om.java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om.java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vadocDaoCached.java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t.java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rbanCommand.java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ty-4.1</text:p>
          </table:table-cell>
          <table:table-cell office:value-type="string" calcext:value-type="string">
            <text:p>740 logging points</text:p>
          </table:table-cell>
          <table:table-cell office:value-type="string" calcext:value-type="string">
            <text:p>Check 74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calChannel.java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ioDatagramChannel.java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faultChannelId.java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stUtils.java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ioSctpServerChannel.java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ystemPropertyUtil.java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mmediateEventExecutor.java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ferenceCountUtil.java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uncyCastlePemReader.java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unkedWriteHandler.java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faultHttp2Connection.java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std.jav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itHelp.java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stUtils.java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nsNameResolverTest.java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oEventLoop.java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ndingWriteQueue.java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faultChannelId.java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cketStartTlsTest.java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bSocketClientHandshaker07.java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DiskHttpData.java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tpObjectAggregator.java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dyFrameLogger.java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ByteBuf.java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faultDnsServerAddressStreamProvider.java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ixResolverDnsServerAddressStreamProvider.java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monsLogger.java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atformDependent0.java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atformDependent.java</text:p>
          </table:table-cell>
          <table:table-cell/>
          <table:table-cell office:value-type="float" office:value="1289" calcext:value-type="float">
            <text:p>128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cAddressUtil.java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gleThreadEventExecutor.java</text:p>
          </table:table-cell>
          <table:table-cell/>
          <table:table-cell office:value-type="float" office:value="1013" calcext:value-type="float">
            <text:p>101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shedWheelTimer.java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ferenceCountUtil.java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capWriteHandler.java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lfSignedCertificate.java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enSsl.java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ging/LoggingHandler.java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fficCounter.java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lobalChannelTrafficShapingHandler.java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tp2FrameLogger.java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tp2FrameLogger.java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dkZlibEncoder.java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hoMessageHandler.java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xyHandlerTest.java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DTClientServerConnectionTest.java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fficShapingHandlerTest.java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cksAuthResponseDecoderTest.java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gingDnsQueryLifecycleObserver.java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lf4JLoggerTest.java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ternalLoggerFactoryTest.java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4JLogger.java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lf4JLogger.java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monsLogger.java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atformDependent0.java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ipherSuiteConverterTest.java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tp2InboundFrameLogger.java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not a logging poi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QueueEventLoop.java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faultChannelPipeline.java</text:p>
          </table:table-cell>
          <table:table-cell/>
          <table:table-cell office:value-type="float" office:value="1182" calcext:value-type="float">
            <text:p>118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DTClientServerConnectionTest.java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tiveLibraryLoader.java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cOSDnsServerAddressStreamProvider.java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oUdtByteRendezvousChannelTest.java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itHelp.java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gingHandler.java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annelHandlerMask.java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Bootstrap.java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DTClientServerConnectionTest.java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cketSpdyEchoTest.java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ComboTestsuiteTest.java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bSocketServerHandshaker13.java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tp/CookieDecoder.java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cks4ClientDecoderTest.java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oledByteBufAllocator.java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nsResolveContext.java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g-cloud-alibaba-2022.x</text:p>
          </table:table-cell>
          <table:table-cell table:style-name="ce4" office:value-type="string" calcext:value-type="string">
            <text:p>86 logging points</text:p>
          </table:table-cell>
          <table:table-cell table:style-name="ce4" office:value-type="string" calcext:value-type="string">
            <text:p>Check 9</text:p>
          </table:table-cell>
          <table:table-cell table:style-name="ce4" table:number-columns-repeated="7"/>
          <table:table-cell table:style-name="ce4" office:value-type="float" office:value="10" calcext:value-type="float">
            <text:p>10</text:p>
          </table:table-cell>
          <table:table-cell table:style-name="ce4" table:number-columns-repeated="1013"/>
        </table:table-row>
        <table:table-row table:style-name="ro1">
          <table:table-cell/>
          <table:table-cell office:value-type="string" calcext:value-type="string">
            <text:p>SentinelDataSourceHandler.java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cosDiscoveryClient.java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cketMQInboundChannelAdapter.java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cosServiceRegistry.java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cosConfigDataLoader.java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ataHandlerInterceptor.java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ation/UrlCleaner.java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cosServiceRegistry.java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orageController.java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cosContextRefresher.java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torials-master</text:p>
          </table:table-cell>
          <table:table-cell office:value-type="string" calcext:value-type="string">
            <text:p>2696 logging points</text:p>
          </table:table-cell>
          <table:table-cell office:value-type="string" calcext:value-type="string">
            <text:p>Check 78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mpleJobService.jav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pertyLoader.java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stomisedReports.java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terruptedExceptionExample.jav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ejpms/App.java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aredObjectWithLock.java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cket/EchoServer.java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mTransformer.java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ynchronizedSender.java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xceptions.java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opExecution.java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kenProvider.java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tpClientMultipartLiveTest.java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oggerIntegrationTest.java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ging/LoggingAspect.java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wt/TokenProvider.java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wt/JWTFilter.java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wt/TokenProvider.java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stomClassWriter.java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stomRealm.java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mpleReportExporter.java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hnChecker.java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idFSLiveTest.java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ringBootJdbiApplicationIntegrationTest.java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disClient.java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pDeserializationUnitTest.java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leUtils.java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umSearcher.jav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eppedTask.java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/CacheConfiguration.java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gAnalyzerService.java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criptEngineManagerUtils.jav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ooSortingPersistenceIntegrationTest.java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ooStoredProceduresLiveTest.java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ooServiceSortingIntegrationTest.java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inesProcessor.java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strictedOperationsRequestFilter.java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sumer/OrderConsumer.java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mTransformer.java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bConfigurer.java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ySimpleUrlAuthenticationSuccessHandler.java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gineTemperatureSensor.java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stomAccessDeniedHandler.java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ientErrorLoggingFilter.java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/WebConfigurer.java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freshTokenFilter.java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waggerBasePathRewritingFilter.java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ordCountingAppWithCheckpoint.java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not a logging poi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mpleJob.java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pointmentsController.java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pertyLoggerBean.java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mbokLoggingController.jav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lers/DisabledConsoleRestController.jav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ringbootmvc/LoggingController.jav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ler/UserController.java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stomServlet.jav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mandLineAppStartupRunner.jav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ferredResultController.java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pContextRefreshedEventPropertiesPrinter.java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lf4jLogger.java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lf4jLogger.java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tchPodsUsingResourceVersions.java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itSleepExample.java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ideToJDO.java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gentLoader.java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tp2Server.java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rvice/MailService.java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ockClient.java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ringCloudS3Service.java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ibernateOneToManyAnnotationMain.java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tchPodsUsingResourceVersions.java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greg/Utils.java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ideToJDO.java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sNextVsHasNextLineDemo.java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quareCalculatorIntegrationTest.java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ircularLinkedList.java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idFSLiveTest.java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dmissionService.jav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umber correctly identified</text:p>
          </table:table-cell>
          <table:table-cell table:style-name="ce4" table:number-columns-repeated="4"/>
          <table:table-cell/>
          <table:table-cell table:formula="of:=COUNTIF([.G356:.G811];&quot;yes&quot;)" office:value-type="float" office:value="437" calcext:value-type="float">
            <text:p>437</text:p>
          </table:table-cell>
          <table:table-cell table:formula="of:=COUNTIF([.H356:.H811];&quot;yes&quot;)" office:value-type="float" office:value="368" calcext:value-type="float">
            <text:p>368</text:p>
          </table:table-cell>
          <table:table-cell table:formula="of:=COUNTIF([.I356:.I811];&quot;yes&quot;)" office:value-type="float" office:value="442" calcext:value-type="float">
            <text:p>442</text:p>
          </table:table-cell>
          <table:table-cell/>
          <table:table-cell table:formula="of:=SUM([.K355:.K811])" office:value-type="float" office:value="447" calcext:value-type="float">
            <office:annotation draw:style-name="gr1" draw:text-style-name="P2" svg:width="2.899cm" svg:height="1.799cm" svg:x="29.564cm" svg:y="365.623cm" draw:caption-point-x="-0.61cm" draw:caption-point-y="1.51cm">
              <dc:date>2023-01-30T00:00:00</dc:date>
              <text:p text:style-name="P1"><text:span text:style-name="T1">Overall entries (Java)</text:span></text:p>
            </office:annotation>
            <text:p>4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5"/>
          <table:table-cell table:formula="of:=COUNTIF([.G356:.G811];&quot;no&quot;)" office:value-type="float" office:value="5" calcext:value-type="float">
            <text:p>5</text:p>
          </table:table-cell>
          <table:table-cell table:formula="of:=COUNTIF([.H356:.H811];&quot;no&quot;)" office:value-type="float" office:value="74" calcext:value-type="float">
            <text:p>74</text:p>
          </table:table-cell>
          <table:table-cell table:formula="of:=COUNTIF([.I356:.I811];&quot;no&quot;)" office:value-type="float" office:value="0" calcext:value-type="float">
            <text:p>0</text:p>
          </table:table-cell>
          <table:table-cell table:formula="of:=COUNTIF([.G356:.G811];&quot;not a logging point&quot;)" office:value-type="float" office:value="5" calcext:value-type="float">
            <office:annotation draw:style-name="gr2" draw:text-style-name="P2" svg:width="2.899cm" svg:height="2.176cm" svg:x="27.307cm" svg:y="366.075cm" draw:caption-point-x="-0.61cm" draw:caption-point-y="1.51cm">
              <dc:date>2023-01-30T00:00:00</dc:date>
              <text:p text:style-name="P1"><text:span text:style-name="T1">Number of wrongly identified logging points</text:span></text:p>
              <text:p text:style-name="P1"><text:span text:style-name="T1"/></text:p>
            </office:annotation>
            <text:p>5</text:p>
          </table:table-cell>
          <table:table-cell table:formula="of:=SUM([.K355:.K811])-[.J813]" office:value-type="float" office:value="442" calcext:value-type="float">
            <office:annotation draw:style-name="gr1" draw:text-style-name="P2" svg:width="2.899cm" svg:height="1.799cm" svg:x="29.564cm" svg:y="366.075cm" draw:caption-point-x="-0.61cm" draw:caption-point-y="1.51cm">
              <dc:date>2023-01-30T00:00:00</dc:date>
              <text:p text:style-name="P1"><text:span text:style-name="T1">Only logging points</text:span></text:p>
            </office:annotation>
            <text:p>44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centage correctly identified</text:p>
          </table:table-cell>
          <table:table-cell table:number-columns-repeated="5"/>
          <table:table-cell table:formula="of:=([.G812]/[.K813])*100" office:value-type="float" office:value="98.868778280543" calcext:value-type="float">
            <text:p>98,868778280543</text:p>
          </table:table-cell>
          <table:table-cell table:formula="of:=([.H812]/[.K813])*100" office:value-type="float" office:value="83.2579185520362" calcext:value-type="float">
            <text:p>83,2579185520362</text:p>
          </table:table-cell>
          <table:table-cell table:formula="of:=([.I812]/[.K813])*100" office:value-type="float" office:value="100" calcext:value-type="float">
            <text:p>100</text:p>
          </table:table-cell>
          <table:table-cell table:formula="of:=([.J813]/[.K812])*100" office:value-type="float" office:value="1.11856823266219" calcext:value-type="float">
            <text:p>1,11856823266219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Tabelle1.A1:Tabelle1.I34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.00.0000</text:date>, <text:time style:data-style-name="N2" text:time-value="02:36:41.1026588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21:42:07.160846223</meta:creation-date>
    <dc:date>2023-01-30T03:02:14.222533805</dc:date>
    <meta:editing-duration>P1DT4H42M5S</meta:editing-duration>
    <meta:editing-cycles>32</meta:editing-cycles>
    <meta:generator>LibreOffice/6.4.7.2$Linux_X86_64 LibreOffice_project/40$Build-2</meta:generator>
    <meta:document-statistic meta:table-count="1" meta:cell-count="4021" meta:object-count="0"/>
  </office:meta>
</office:document-meta>
</file>